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05" table:style-name="ta1">
        <table:shapes>
          <draw:frame draw:z-index="0" draw:style-name="gr1" draw:text-style-name="P1" svg:width="159.99mm" svg:height="89.99mm" svg:x="126.01mm" svg:y="1mm">
            <loext:p draw:notify-on-update-of-ranges="test205.G1:test205.G1 test205.G2:test205.G102 test205.C1:test205.C1 test205.C2:test205.C102 test205.G1:test205.G1 test205.G2:test205.G102 test205.D1:test205.D1 test205.D2:test205.D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0</text:p>
          </table:table-cell>
          <table:table-cell office:value-type="float" office:value="0.050548" calcext:value-type="float">
            <text:p>0.050548</text:p>
          </table:table-cell>
          <table:table-cell office:value-type="float" office:value="0.009047" calcext:value-type="float">
            <text:p>0.009047</text:p>
          </table:table-cell>
          <table:table-cell office:value-type="float" office:value="0" calcext:value-type="float">
            <text:p>0</text:p>
          </table:table-cell>
          <table:table-cell office:value-type="float" office:value="155657" calcext:value-type="float">
            <text:p>155657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1</text:p>
          </table:table-cell>
          <table:table-cell office:value-type="float" office:value="0.033551" calcext:value-type="float">
            <text:p>0.033551</text:p>
          </table:table-cell>
          <table:table-cell office:value-type="float" office:value="0.006624" calcext:value-type="float">
            <text:p>0.006624</text:p>
          </table:table-cell>
          <table:table-cell office:value-type="float" office:value="0" calcext:value-type="float">
            <text:p>0</text:p>
          </table:table-cell>
          <table:table-cell office:value-type="float" office:value="138753" calcext:value-type="float">
            <text:p>13875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2</text:p>
          </table:table-cell>
          <table:table-cell office:value-type="float" office:value="0.046776" calcext:value-type="float">
            <text:p>0.046776</text:p>
          </table:table-cell>
          <table:table-cell office:value-type="float" office:value="0.007753" calcext:value-type="float">
            <text:p>0.007753</text:p>
          </table:table-cell>
          <table:table-cell office:value-type="float" office:value="0" calcext:value-type="float">
            <text:p>0</text:p>
          </table:table-cell>
          <table:table-cell office:value-type="float" office:value="148090" calcext:value-type="float">
            <text:p>14809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3</text:p>
          </table:table-cell>
          <table:table-cell office:value-type="float" office:value="0.037101" calcext:value-type="float">
            <text:p>0.037101</text:p>
          </table:table-cell>
          <table:table-cell office:value-type="float" office:value="0.007557" calcext:value-type="float">
            <text:p>0.007557</text:p>
          </table:table-cell>
          <table:table-cell office:value-type="float" office:value="0" calcext:value-type="float">
            <text:p>0</text:p>
          </table:table-cell>
          <table:table-cell office:value-type="float" office:value="147417" calcext:value-type="float">
            <text:p>147417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4</text:p>
          </table:table-cell>
          <table:table-cell office:value-type="float" office:value="0.059012" calcext:value-type="float">
            <text:p>0.059012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0" calcext:value-type="float">
            <text:p>0</text:p>
          </table:table-cell>
          <table:table-cell office:value-type="float" office:value="156273" calcext:value-type="float">
            <text:p>156273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5</text:p>
          </table:table-cell>
          <table:table-cell office:value-type="float" office:value="0.053851" calcext:value-type="float">
            <text:p>0.053851</text:p>
          </table:table-cell>
          <table:table-cell office:value-type="float" office:value="0.009897" calcext:value-type="float">
            <text:p>0.009897</text:p>
          </table:table-cell>
          <table:table-cell office:value-type="float" office:value="0" calcext:value-type="float">
            <text:p>0</text:p>
          </table:table-cell>
          <table:table-cell office:value-type="float" office:value="166880" calcext:value-type="float">
            <text:p>166880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6</text:p>
          </table:table-cell>
          <table:table-cell office:value-type="float" office:value="0.070067" calcext:value-type="float">
            <text:p>0.070067</text:p>
          </table:table-cell>
          <table:table-cell office:value-type="float" office:value="0.007793" calcext:value-type="float">
            <text:p>0.007793</text:p>
          </table:table-cell>
          <table:table-cell office:value-type="float" office:value="0" calcext:value-type="float">
            <text:p>0</text:p>
          </table:table-cell>
          <table:table-cell office:value-type="float" office:value="157914" calcext:value-type="float">
            <text:p>157914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7</text:p>
          </table:table-cell>
          <table:table-cell office:value-type="float" office:value="0.054814" calcext:value-type="float">
            <text:p>0.054814</text:p>
          </table:table-cell>
          <table:table-cell office:value-type="float" office:value="0.008747" calcext:value-type="float">
            <text:p>0.008747</text:p>
          </table:table-cell>
          <table:table-cell office:value-type="float" office:value="0" calcext:value-type="float">
            <text:p>0</text:p>
          </table:table-cell>
          <table:table-cell office:value-type="float" office:value="145382" calcext:value-type="float">
            <text:p>145382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8</text:p>
          </table:table-cell>
          <table:table-cell office:value-type="float" office:value="0.027611" calcext:value-type="float">
            <text:p>0.027611</text:p>
          </table:table-cell>
          <table:table-cell office:value-type="float" office:value="0.005223" calcext:value-type="float">
            <text:p>0.005223</text:p>
          </table:table-cell>
          <table:table-cell office:value-type="float" office:value="0" calcext:value-type="float">
            <text:p>0</text:p>
          </table:table-cell>
          <table:table-cell office:value-type="float" office:value="122512" calcext:value-type="float">
            <text:p>12251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29</text:p>
          </table:table-cell>
          <table:table-cell office:value-type="float" office:value="0.035897" calcext:value-type="float">
            <text:p>0.035897</text:p>
          </table:table-cell>
          <table:table-cell office:value-type="float" office:value="0.009308" calcext:value-type="float">
            <text:p>0.009308</text:p>
          </table:table-cell>
          <table:table-cell office:value-type="float" office:value="0" calcext:value-type="float">
            <text:p>0</text:p>
          </table:table-cell>
          <table:table-cell office:value-type="float" office:value="176353" calcext:value-type="float">
            <text:p>176353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0</text:p>
          </table:table-cell>
          <table:table-cell office:value-type="float" office:value="0.038609" calcext:value-type="float">
            <text:p>0.038609</text:p>
          </table:table-cell>
          <table:table-cell office:value-type="float" office:value="0.006512" calcext:value-type="float">
            <text:p>0.006512</text:p>
          </table:table-cell>
          <table:table-cell office:value-type="float" office:value="0" calcext:value-type="float">
            <text:p>0</text:p>
          </table:table-cell>
          <table:table-cell office:value-type="float" office:value="139052" calcext:value-type="float">
            <text:p>139052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1</text:p>
          </table:table-cell>
          <table:table-cell office:value-type="float" office:value="0.042685" calcext:value-type="float">
            <text:p>0.042685</text:p>
          </table:table-cell>
          <table:table-cell office:value-type="float" office:value="0.008469" calcext:value-type="float">
            <text:p>0.008469</text:p>
          </table:table-cell>
          <table:table-cell office:value-type="float" office:value="0" calcext:value-type="float">
            <text:p>0</text:p>
          </table:table-cell>
          <table:table-cell office:value-type="float" office:value="149810" calcext:value-type="float">
            <text:p>149810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2</text:p>
          </table:table-cell>
          <table:table-cell office:value-type="float" office:value="0.03367" calcext:value-type="float">
            <text:p>0.03367</text:p>
          </table:table-cell>
          <table:table-cell office:value-type="float" office:value="0.006936" calcext:value-type="float">
            <text:p>0.006936</text:p>
          </table:table-cell>
          <table:table-cell office:value-type="float" office:value="0" calcext:value-type="float">
            <text:p>0</text:p>
          </table:table-cell>
          <table:table-cell office:value-type="float" office:value="150251" calcext:value-type="float">
            <text:p>15025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3</text:p>
          </table:table-cell>
          <table:table-cell office:value-type="float" office:value="0.043395" calcext:value-type="float">
            <text:p>0.043395</text:p>
          </table:table-cell>
          <table:table-cell office:value-type="float" office:value="0.005721" calcext:value-type="float">
            <text:p>0.005721</text:p>
          </table:table-cell>
          <table:table-cell office:value-type="float" office:value="0" calcext:value-type="float">
            <text:p>0</text:p>
          </table:table-cell>
          <table:table-cell office:value-type="float" office:value="126591" calcext:value-type="float">
            <text:p>126591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4</text:p>
          </table:table-cell>
          <table:table-cell office:value-type="float" office:value="0.035044" calcext:value-type="float">
            <text:p>0.035044</text:p>
          </table:table-cell>
          <table:table-cell office:value-type="float" office:value="0.006638" calcext:value-type="float">
            <text:p>0.006638</text:p>
          </table:table-cell>
          <table:table-cell office:value-type="float" office:value="0" calcext:value-type="float">
            <text:p>0</text:p>
          </table:table-cell>
          <table:table-cell office:value-type="float" office:value="140072" calcext:value-type="float">
            <text:p>14007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5</text:p>
          </table:table-cell>
          <table:table-cell office:value-type="float" office:value="0.045775" calcext:value-type="float">
            <text:p>0.045775</text:p>
          </table:table-cell>
          <table:table-cell office:value-type="float" office:value="0.008088" calcext:value-type="float">
            <text:p>0.008088</text:p>
          </table:table-cell>
          <table:table-cell office:value-type="float" office:value="0" calcext:value-type="float">
            <text:p>0</text:p>
          </table:table-cell>
          <table:table-cell office:value-type="float" office:value="162983" calcext:value-type="float">
            <text:p>162983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6</text:p>
          </table:table-cell>
          <table:table-cell office:value-type="float" office:value="0.065053" calcext:value-type="float">
            <text:p>0.065053</text:p>
          </table:table-cell>
          <table:table-cell office:value-type="float" office:value="0.007483" calcext:value-type="float">
            <text:p>0.007483</text:p>
          </table:table-cell>
          <table:table-cell office:value-type="float" office:value="0" calcext:value-type="float">
            <text:p>0</text:p>
          </table:table-cell>
          <table:table-cell office:value-type="float" office:value="145597" calcext:value-type="float">
            <text:p>14559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7</text:p>
          </table:table-cell>
          <table:table-cell office:value-type="float" office:value="0.05531" calcext:value-type="float">
            <text:p>0.05531</text:p>
          </table:table-cell>
          <table:table-cell office:value-type="float" office:value="0.007921" calcext:value-type="float">
            <text:p>0.007921</text:p>
          </table:table-cell>
          <table:table-cell office:value-type="float" office:value="0" calcext:value-type="float">
            <text:p>0</text:p>
          </table:table-cell>
          <table:table-cell office:value-type="float" office:value="152383" calcext:value-type="float">
            <text:p>152383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8</text:p>
          </table:table-cell>
          <table:table-cell office:value-type="float" office:value="0.042787" calcext:value-type="float">
            <text:p>0.042787</text:p>
          </table:table-cell>
          <table:table-cell office:value-type="float" office:value="0.00842" calcext:value-type="float">
            <text:p>0.00842</text:p>
          </table:table-cell>
          <table:table-cell office:value-type="float" office:value="0" calcext:value-type="float">
            <text:p>0</text:p>
          </table:table-cell>
          <table:table-cell office:value-type="float" office:value="150318" calcext:value-type="float">
            <text:p>150318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39</text:p>
          </table:table-cell>
          <table:table-cell office:value-type="float" office:value="0.0527" calcext:value-type="float">
            <text:p>0.0527</text:p>
          </table:table-cell>
          <table:table-cell office:value-type="float" office:value="0.007906" calcext:value-type="float">
            <text:p>0.007906</text:p>
          </table:table-cell>
          <table:table-cell office:value-type="float" office:value="0" calcext:value-type="float">
            <text:p>0</text:p>
          </table:table-cell>
          <table:table-cell office:value-type="float" office:value="150754" calcext:value-type="float">
            <text:p>15075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0</text:p>
          </table:table-cell>
          <table:table-cell office:value-type="float" office:value="0.034648" calcext:value-type="float">
            <text:p>0.034648</text:p>
          </table:table-cell>
          <table:table-cell office:value-type="float" office:value="0.007224" calcext:value-type="float">
            <text:p>0.007224</text:p>
          </table:table-cell>
          <table:table-cell office:value-type="float" office:value="0" calcext:value-type="float">
            <text:p>0</text:p>
          </table:table-cell>
          <table:table-cell office:value-type="float" office:value="145912" calcext:value-type="float">
            <text:p>145912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1</text:p>
          </table:table-cell>
          <table:table-cell office:value-type="float" office:value="0.036643" calcext:value-type="float">
            <text:p>0.036643</text:p>
          </table:table-cell>
          <table:table-cell office:value-type="float" office:value="0.007757" calcext:value-type="float">
            <text:p>0.007757</text:p>
          </table:table-cell>
          <table:table-cell office:value-type="float" office:value="0" calcext:value-type="float">
            <text:p>0</text:p>
          </table:table-cell>
          <table:table-cell office:value-type="float" office:value="162992" calcext:value-type="float">
            <text:p>162992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2</text:p>
          </table:table-cell>
          <table:table-cell office:value-type="float" office:value="0.036225" calcext:value-type="float">
            <text:p>0.036225</text:p>
          </table:table-cell>
          <table:table-cell office:value-type="float" office:value="0.006872" calcext:value-type="float">
            <text:p>0.006872</text:p>
          </table:table-cell>
          <table:table-cell office:value-type="float" office:value="0" calcext:value-type="float">
            <text:p>0</text:p>
          </table:table-cell>
          <table:table-cell office:value-type="float" office:value="138366" calcext:value-type="float">
            <text:p>13836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3</text:p>
          </table:table-cell>
          <table:table-cell office:value-type="float" office:value="0.063641" calcext:value-type="float">
            <text:p>0.063641</text:p>
          </table:table-cell>
          <table:table-cell office:value-type="float" office:value="0.007247" calcext:value-type="float">
            <text:p>0.007247</text:p>
          </table:table-cell>
          <table:table-cell office:value-type="float" office:value="0" calcext:value-type="float">
            <text:p>0</text:p>
          </table:table-cell>
          <table:table-cell office:value-type="float" office:value="145421" calcext:value-type="float">
            <text:p>14542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4</text:p>
          </table:table-cell>
          <table:table-cell office:value-type="float" office:value="0.042401" calcext:value-type="float">
            <text:p>0.042401</text:p>
          </table:table-cell>
          <table:table-cell office:value-type="float" office:value="0.006898" calcext:value-type="float">
            <text:p>0.006898</text:p>
          </table:table-cell>
          <table:table-cell office:value-type="float" office:value="0" calcext:value-type="float">
            <text:p>0</text:p>
          </table:table-cell>
          <table:table-cell office:value-type="float" office:value="152203" calcext:value-type="float">
            <text:p>15220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5</text:p>
          </table:table-cell>
          <table:table-cell office:value-type="float" office:value="0.043299" calcext:value-type="float">
            <text:p>0.043299</text:p>
          </table:table-cell>
          <table:table-cell office:value-type="float" office:value="0.006549" calcext:value-type="float">
            <text:p>0.006549</text:p>
          </table:table-cell>
          <table:table-cell office:value-type="float" office:value="0" calcext:value-type="float">
            <text:p>0</text:p>
          </table:table-cell>
          <table:table-cell office:value-type="float" office:value="144573" calcext:value-type="float">
            <text:p>14457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6</text:p>
          </table:table-cell>
          <table:table-cell office:value-type="float" office:value="0.034959" calcext:value-type="float">
            <text:p>0.034959</text:p>
          </table:table-cell>
          <table:table-cell office:value-type="float" office:value="0.006793" calcext:value-type="float">
            <text:p>0.006793</text:p>
          </table:table-cell>
          <table:table-cell office:value-type="float" office:value="0" calcext:value-type="float">
            <text:p>0</text:p>
          </table:table-cell>
          <table:table-cell office:value-type="float" office:value="137051" calcext:value-type="float">
            <text:p>137051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7</text:p>
          </table:table-cell>
          <table:table-cell office:value-type="float" office:value="0.102721" calcext:value-type="float">
            <text:p>0.102721</text:p>
          </table:table-cell>
          <table:table-cell office:value-type="float" office:value="0.009416" calcext:value-type="float">
            <text:p>0.009416</text:p>
          </table:table-cell>
          <table:table-cell office:value-type="float" office:value="0" calcext:value-type="float">
            <text:p>0</text:p>
          </table:table-cell>
          <table:table-cell office:value-type="float" office:value="160749" calcext:value-type="float">
            <text:p>160749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8</text:p>
          </table:table-cell>
          <table:table-cell office:value-type="float" office:value="0.057263" calcext:value-type="float">
            <text:p>0.057263</text:p>
          </table:table-cell>
          <table:table-cell office:value-type="float" office:value="0.008087" calcext:value-type="float">
            <text:p>0.008087</text:p>
          </table:table-cell>
          <table:table-cell office:value-type="float" office:value="0" calcext:value-type="float">
            <text:p>0</text:p>
          </table:table-cell>
          <table:table-cell office:value-type="float" office:value="153233" calcext:value-type="float">
            <text:p>153233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49</text:p>
          </table:table-cell>
          <table:table-cell office:value-type="float" office:value="0.050383" calcext:value-type="float">
            <text:p>0.050383</text:p>
          </table:table-cell>
          <table:table-cell office:value-type="float" office:value="0.00807" calcext:value-type="float">
            <text:p>0.00807</text:p>
          </table:table-cell>
          <table:table-cell office:value-type="float" office:value="0" calcext:value-type="float">
            <text:p>0</text:p>
          </table:table-cell>
          <table:table-cell office:value-type="float" office:value="162754" calcext:value-type="float">
            <text:p>162754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0</text:p>
          </table:table-cell>
          <table:table-cell office:value-type="float" office:value="0.035951" calcext:value-type="float">
            <text:p>0.035951</text:p>
          </table:table-cell>
          <table:table-cell office:value-type="float" office:value="0.006969" calcext:value-type="float">
            <text:p>0.006969</text:p>
          </table:table-cell>
          <table:table-cell office:value-type="float" office:value="0" calcext:value-type="float">
            <text:p>0</text:p>
          </table:table-cell>
          <table:table-cell office:value-type="float" office:value="147837" calcext:value-type="float">
            <text:p>14783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1</text:p>
          </table:table-cell>
          <table:table-cell office:value-type="float" office:value="0.04899" calcext:value-type="float">
            <text:p>0.04899</text:p>
          </table:table-cell>
          <table:table-cell office:value-type="float" office:value="0.008062" calcext:value-type="float">
            <text:p>0.008062</text:p>
          </table:table-cell>
          <table:table-cell office:value-type="float" office:value="0" calcext:value-type="float">
            <text:p>0</text:p>
          </table:table-cell>
          <table:table-cell office:value-type="float" office:value="151662" calcext:value-type="float">
            <text:p>15166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2</text:p>
          </table:table-cell>
          <table:table-cell office:value-type="float" office:value="0.054937" calcext:value-type="float">
            <text:p>0.054937</text:p>
          </table:table-cell>
          <table:table-cell office:value-type="float" office:value="0.011749" calcext:value-type="float">
            <text:p>0.011749</text:p>
          </table:table-cell>
          <table:table-cell office:value-type="float" office:value="0" calcext:value-type="float">
            <text:p>0</text:p>
          </table:table-cell>
          <table:table-cell office:value-type="float" office:value="193191" calcext:value-type="float">
            <text:p>19319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3</text:p>
          </table:table-cell>
          <table:table-cell office:value-type="float" office:value="0.132091" calcext:value-type="float">
            <text:p>0.132091</text:p>
          </table:table-cell>
          <table:table-cell office:value-type="float" office:value="0.0128" calcext:value-type="float">
            <text:p>0.0128</text:p>
          </table:table-cell>
          <table:table-cell office:value-type="float" office:value="0" calcext:value-type="float">
            <text:p>0</text:p>
          </table:table-cell>
          <table:table-cell office:value-type="float" office:value="179242" calcext:value-type="float">
            <text:p>179242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4</text:p>
          </table:table-cell>
          <table:table-cell office:value-type="float" office:value="0.110547" calcext:value-type="float">
            <text:p>0.110547</text:p>
          </table:table-cell>
          <table:table-cell office:value-type="float" office:value="0.012412" calcext:value-type="float">
            <text:p>0.012412</text:p>
          </table:table-cell>
          <table:table-cell office:value-type="float" office:value="0" calcext:value-type="float">
            <text:p>0</text:p>
          </table:table-cell>
          <table:table-cell office:value-type="float" office:value="158088" calcext:value-type="float">
            <text:p>158088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5</text:p>
          </table:table-cell>
          <table:table-cell office:value-type="float" office:value="0.06261" calcext:value-type="float">
            <text:p>0.06261</text:p>
          </table:table-cell>
          <table:table-cell office:value-type="float" office:value="0.010524" calcext:value-type="float">
            <text:p>0.010524</text:p>
          </table:table-cell>
          <table:table-cell office:value-type="float" office:value="0" calcext:value-type="float">
            <text:p>0</text:p>
          </table:table-cell>
          <table:table-cell office:value-type="float" office:value="179041" calcext:value-type="float">
            <text:p>17904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6</text:p>
          </table:table-cell>
          <table:table-cell office:value-type="float" office:value="0.044288" calcext:value-type="float">
            <text:p>0.044288</text:p>
          </table:table-cell>
          <table:table-cell office:value-type="float" office:value="0.006536" calcext:value-type="float">
            <text:p>0.006536</text:p>
          </table:table-cell>
          <table:table-cell office:value-type="float" office:value="0" calcext:value-type="float">
            <text:p>0</text:p>
          </table:table-cell>
          <table:table-cell office:value-type="float" office:value="138405" calcext:value-type="float">
            <text:p>138405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7</text:p>
          </table:table-cell>
          <table:table-cell office:value-type="float" office:value="0.041711" calcext:value-type="float">
            <text:p>0.041711</text:p>
          </table:table-cell>
          <table:table-cell office:value-type="float" office:value="0.007547" calcext:value-type="float">
            <text:p>0.007547</text:p>
          </table:table-cell>
          <table:table-cell office:value-type="float" office:value="0" calcext:value-type="float">
            <text:p>0</text:p>
          </table:table-cell>
          <table:table-cell office:value-type="float" office:value="146995" calcext:value-type="float">
            <text:p>14699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8</text:p>
          </table:table-cell>
          <table:table-cell office:value-type="float" office:value="0.048347" calcext:value-type="float">
            <text:p>0.048347</text:p>
          </table:table-cell>
          <table:table-cell office:value-type="float" office:value="0.007088" calcext:value-type="float">
            <text:p>0.007088</text:p>
          </table:table-cell>
          <table:table-cell office:value-type="float" office:value="0" calcext:value-type="float">
            <text:p>0</text:p>
          </table:table-cell>
          <table:table-cell office:value-type="float" office:value="136546" calcext:value-type="float">
            <text:p>13654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6:59</text:p>
          </table:table-cell>
          <table:table-cell office:value-type="float" office:value="0.042382" calcext:value-type="float">
            <text:p>0.042382</text:p>
          </table:table-cell>
          <table:table-cell office:value-type="float" office:value="0.008705" calcext:value-type="float">
            <text:p>0.008705</text:p>
          </table:table-cell>
          <table:table-cell office:value-type="float" office:value="0" calcext:value-type="float">
            <text:p>0</text:p>
          </table:table-cell>
          <table:table-cell office:value-type="float" office:value="169413" calcext:value-type="float">
            <text:p>169413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0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006661" calcext:value-type="float">
            <text:p>0.006661</text:p>
          </table:table-cell>
          <table:table-cell office:value-type="float" office:value="0" calcext:value-type="float">
            <text:p>0</text:p>
          </table:table-cell>
          <table:table-cell office:value-type="float" office:value="135334" calcext:value-type="float">
            <text:p>135334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1</text:p>
          </table:table-cell>
          <table:table-cell office:value-type="float" office:value="0.049363" calcext:value-type="float">
            <text:p>0.049363</text:p>
          </table:table-cell>
          <table:table-cell office:value-type="float" office:value="0.006454" calcext:value-type="float">
            <text:p>0.006454</text:p>
          </table:table-cell>
          <table:table-cell office:value-type="float" office:value="0" calcext:value-type="float">
            <text:p>0</text:p>
          </table:table-cell>
          <table:table-cell office:value-type="float" office:value="134282" calcext:value-type="float">
            <text:p>134282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2</text:p>
          </table:table-cell>
          <table:table-cell office:value-type="float" office:value="0.054982" calcext:value-type="float">
            <text:p>0.054982</text:p>
          </table:table-cell>
          <table:table-cell office:value-type="float" office:value="0.010583" calcext:value-type="float">
            <text:p>0.010583</text:p>
          </table:table-cell>
          <table:table-cell office:value-type="float" office:value="0" calcext:value-type="float">
            <text:p>0</text:p>
          </table:table-cell>
          <table:table-cell office:value-type="float" office:value="168389" calcext:value-type="float">
            <text:p>168389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3</text:p>
          </table:table-cell>
          <table:table-cell office:value-type="float" office:value="0.063621" calcext:value-type="float">
            <text:p>0.063621</text:p>
          </table:table-cell>
          <table:table-cell office:value-type="float" office:value="0.008122" calcext:value-type="float">
            <text:p>0.008122</text:p>
          </table:table-cell>
          <table:table-cell office:value-type="float" office:value="0" calcext:value-type="float">
            <text:p>0</text:p>
          </table:table-cell>
          <table:table-cell office:value-type="float" office:value="152659" calcext:value-type="float">
            <text:p>152659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4</text:p>
          </table:table-cell>
          <table:table-cell office:value-type="float" office:value="0.058686" calcext:value-type="float">
            <text:p>0.058686</text:p>
          </table:table-cell>
          <table:table-cell office:value-type="float" office:value="0.009642" calcext:value-type="float">
            <text:p>0.009642</text:p>
          </table:table-cell>
          <table:table-cell office:value-type="float" office:value="0" calcext:value-type="float">
            <text:p>0</text:p>
          </table:table-cell>
          <table:table-cell office:value-type="float" office:value="160352" calcext:value-type="float">
            <text:p>160352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5</text:p>
          </table:table-cell>
          <table:table-cell office:value-type="float" office:value="0.060795" calcext:value-type="float">
            <text:p>0.060795</text:p>
          </table:table-cell>
          <table:table-cell office:value-type="float" office:value="0.009692" calcext:value-type="float">
            <text:p>0.009692</text:p>
          </table:table-cell>
          <table:table-cell office:value-type="float" office:value="0" calcext:value-type="float">
            <text:p>0</text:p>
          </table:table-cell>
          <table:table-cell office:value-type="float" office:value="158415" calcext:value-type="float">
            <text:p>15841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6</text:p>
          </table:table-cell>
          <table:table-cell office:value-type="float" office:value="0.067277" calcext:value-type="float">
            <text:p>0.067277</text:p>
          </table:table-cell>
          <table:table-cell office:value-type="float" office:value="0.012113" calcext:value-type="float">
            <text:p>0.012113</text:p>
          </table:table-cell>
          <table:table-cell office:value-type="float" office:value="0" calcext:value-type="float">
            <text:p>0</text:p>
          </table:table-cell>
          <table:table-cell office:value-type="float" office:value="206511" calcext:value-type="float">
            <text:p>20651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7</text:p>
          </table:table-cell>
          <table:table-cell office:value-type="float" office:value="0.064595" calcext:value-type="float">
            <text:p>0.064595</text:p>
          </table:table-cell>
          <table:table-cell office:value-type="float" office:value="0.010184" calcext:value-type="float">
            <text:p>0.010184</text:p>
          </table:table-cell>
          <table:table-cell office:value-type="float" office:value="0" calcext:value-type="float">
            <text:p>0</text:p>
          </table:table-cell>
          <table:table-cell office:value-type="float" office:value="171668" calcext:value-type="float">
            <text:p>171668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8</text:p>
          </table:table-cell>
          <table:table-cell office:value-type="float" office:value="0.091408" calcext:value-type="float">
            <text:p>0.091408</text:p>
          </table:table-cell>
          <table:table-cell office:value-type="float" office:value="0.011232" calcext:value-type="float">
            <text:p>0.011232</text:p>
          </table:table-cell>
          <table:table-cell office:value-type="float" office:value="0" calcext:value-type="float">
            <text:p>0</text:p>
          </table:table-cell>
          <table:table-cell office:value-type="float" office:value="171245" calcext:value-type="float">
            <text:p>171245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09</text:p>
          </table:table-cell>
          <table:table-cell office:value-type="float" office:value="0.051488" calcext:value-type="float">
            <text:p>0.051488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" calcext:value-type="float">
            <text:p>0</text:p>
          </table:table-cell>
          <table:table-cell office:value-type="float" office:value="158961" calcext:value-type="float">
            <text:p>15896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0</text:p>
          </table:table-cell>
          <table:table-cell office:value-type="float" office:value="0.091074" calcext:value-type="float">
            <text:p>0.091074</text:p>
          </table:table-cell>
          <table:table-cell office:value-type="float" office:value="0.008949" calcext:value-type="float">
            <text:p>0.008949</text:p>
          </table:table-cell>
          <table:table-cell office:value-type="float" office:value="0" calcext:value-type="float">
            <text:p>0</text:p>
          </table:table-cell>
          <table:table-cell office:value-type="float" office:value="153542" calcext:value-type="float">
            <text:p>153542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1</text:p>
          </table:table-cell>
          <table:table-cell office:value-type="float" office:value="0.070382" calcext:value-type="float">
            <text:p>0.070382</text:p>
          </table:table-cell>
          <table:table-cell office:value-type="float" office:value="0.011525" calcext:value-type="float">
            <text:p>0.011525</text:p>
          </table:table-cell>
          <table:table-cell office:value-type="float" office:value="0" calcext:value-type="float">
            <text:p>0</text:p>
          </table:table-cell>
          <table:table-cell office:value-type="float" office:value="187710" calcext:value-type="float">
            <text:p>18771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2</text:p>
          </table:table-cell>
          <table:table-cell office:value-type="float" office:value="0.107848" calcext:value-type="float">
            <text:p>0.107848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" calcext:value-type="float">
            <text:p>0</text:p>
          </table:table-cell>
          <table:table-cell office:value-type="float" office:value="176911" calcext:value-type="float">
            <text:p>176911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3</text:p>
          </table:table-cell>
          <table:table-cell office:value-type="float" office:value="0.030149" calcext:value-type="float">
            <text:p>0.030149</text:p>
          </table:table-cell>
          <table:table-cell office:value-type="float" office:value="0.007157" calcext:value-type="float">
            <text:p>0.007157</text:p>
          </table:table-cell>
          <table:table-cell office:value-type="float" office:value="0" calcext:value-type="float">
            <text:p>0</text:p>
          </table:table-cell>
          <table:table-cell office:value-type="float" office:value="136006" calcext:value-type="float">
            <text:p>136006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4</text:p>
          </table:table-cell>
          <table:table-cell office:value-type="float" office:value="0.051186" calcext:value-type="float">
            <text:p>0.051186</text:p>
          </table:table-cell>
          <table:table-cell office:value-type="float" office:value="0.008258" calcext:value-type="float">
            <text:p>0.008258</text:p>
          </table:table-cell>
          <table:table-cell office:value-type="float" office:value="0" calcext:value-type="float">
            <text:p>0</text:p>
          </table:table-cell>
          <table:table-cell office:value-type="float" office:value="155392" calcext:value-type="float">
            <text:p>155392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5</text:p>
          </table:table-cell>
          <table:table-cell office:value-type="float" office:value="0.046574" calcext:value-type="float">
            <text:p>0.046574</text:p>
          </table:table-cell>
          <table:table-cell office:value-type="float" office:value="0.00826" calcext:value-type="float">
            <text:p>0.00826</text:p>
          </table:table-cell>
          <table:table-cell office:value-type="float" office:value="0" calcext:value-type="float">
            <text:p>0</text:p>
          </table:table-cell>
          <table:table-cell office:value-type="float" office:value="167721" calcext:value-type="float">
            <text:p>167721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6</text:p>
          </table:table-cell>
          <table:table-cell office:value-type="float" office:value="0.082304" calcext:value-type="float">
            <text:p>0.082304</text:p>
          </table:table-cell>
          <table:table-cell office:value-type="float" office:value="0.006973" calcext:value-type="float">
            <text:p>0.006973</text:p>
          </table:table-cell>
          <table:table-cell office:value-type="float" office:value="0" calcext:value-type="float">
            <text:p>0</text:p>
          </table:table-cell>
          <table:table-cell office:value-type="float" office:value="144834" calcext:value-type="float">
            <text:p>144834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7</text:p>
          </table:table-cell>
          <table:table-cell office:value-type="float" office:value="0.069236" calcext:value-type="float">
            <text:p>0.069236</text:p>
          </table:table-cell>
          <table:table-cell office:value-type="float" office:value="0.007274" calcext:value-type="float">
            <text:p>0.007274</text:p>
          </table:table-cell>
          <table:table-cell office:value-type="float" office:value="0" calcext:value-type="float">
            <text:p>0</text:p>
          </table:table-cell>
          <table:table-cell office:value-type="float" office:value="146654" calcext:value-type="float">
            <text:p>146654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8</text:p>
          </table:table-cell>
          <table:table-cell office:value-type="float" office:value="0.064049" calcext:value-type="float">
            <text:p>0.064049</text:p>
          </table:table-cell>
          <table:table-cell office:value-type="float" office:value="0.00933" calcext:value-type="float">
            <text:p>0.00933</text:p>
          </table:table-cell>
          <table:table-cell office:value-type="float" office:value="0" calcext:value-type="float">
            <text:p>0</text:p>
          </table:table-cell>
          <table:table-cell office:value-type="float" office:value="171004" calcext:value-type="float">
            <text:p>1710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19</text:p>
          </table:table-cell>
          <table:table-cell office:value-type="float" office:value="0.076537" calcext:value-type="float">
            <text:p>0.076537</text:p>
          </table:table-cell>
          <table:table-cell office:value-type="float" office:value="0.007713" calcext:value-type="float">
            <text:p>0.007713</text:p>
          </table:table-cell>
          <table:table-cell office:value-type="float" office:value="0" calcext:value-type="float">
            <text:p>0</text:p>
          </table:table-cell>
          <table:table-cell office:value-type="float" office:value="138931" calcext:value-type="float">
            <text:p>138931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0</text:p>
          </table:table-cell>
          <table:table-cell office:value-type="float" office:value="0.045004" calcext:value-type="float">
            <text:p>0.045004</text:p>
          </table:table-cell>
          <table:table-cell office:value-type="float" office:value="0.007907" calcext:value-type="float">
            <text:p>0.007907</text:p>
          </table:table-cell>
          <table:table-cell office:value-type="float" office:value="0" calcext:value-type="float">
            <text:p>0</text:p>
          </table:table-cell>
          <table:table-cell office:value-type="float" office:value="155224" calcext:value-type="float">
            <text:p>155224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1</text:p>
          </table:table-cell>
          <table:table-cell office:value-type="float" office:value="0.066029" calcext:value-type="float">
            <text:p>0.066029</text:p>
          </table:table-cell>
          <table:table-cell office:value-type="float" office:value="0.010518" calcext:value-type="float">
            <text:p>0.010518</text:p>
          </table:table-cell>
          <table:table-cell office:value-type="float" office:value="0" calcext:value-type="float">
            <text:p>0</text:p>
          </table:table-cell>
          <table:table-cell office:value-type="float" office:value="190981" calcext:value-type="float">
            <text:p>1909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2</text:p>
          </table:table-cell>
          <table:table-cell office:value-type="float" office:value="0.07738" calcext:value-type="float">
            <text:p>0.07738</text:p>
          </table:table-cell>
          <table:table-cell office:value-type="float" office:value="0.010016" calcext:value-type="float">
            <text:p>0.010016</text:p>
          </table:table-cell>
          <table:table-cell office:value-type="float" office:value="0" calcext:value-type="float">
            <text:p>0</text:p>
          </table:table-cell>
          <table:table-cell office:value-type="float" office:value="165472" calcext:value-type="float">
            <text:p>16547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3</text:p>
          </table:table-cell>
          <table:table-cell office:value-type="float" office:value="0.049399" calcext:value-type="float">
            <text:p>0.049399</text:p>
          </table:table-cell>
          <table:table-cell office:value-type="float" office:value="0.008411" calcext:value-type="float">
            <text:p>0.008411</text:p>
          </table:table-cell>
          <table:table-cell office:value-type="float" office:value="0" calcext:value-type="float">
            <text:p>0</text:p>
          </table:table-cell>
          <table:table-cell office:value-type="float" office:value="159444" calcext:value-type="float">
            <text:p>159444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4</text:p>
          </table:table-cell>
          <table:table-cell office:value-type="float" office:value="0.048016" calcext:value-type="float">
            <text:p>0.048016</text:p>
          </table:table-cell>
          <table:table-cell office:value-type="float" office:value="0.009061" calcext:value-type="float">
            <text:p>0.009061</text:p>
          </table:table-cell>
          <table:table-cell office:value-type="float" office:value="0" calcext:value-type="float">
            <text:p>0</text:p>
          </table:table-cell>
          <table:table-cell office:value-type="float" office:value="169106" calcext:value-type="float">
            <text:p>169106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5</text:p>
          </table:table-cell>
          <table:table-cell office:value-type="float" office:value="0.062746" calcext:value-type="float">
            <text:p>0.062746</text:p>
          </table:table-cell>
          <table:table-cell office:value-type="float" office:value="0.007526" calcext:value-type="float">
            <text:p>0.007526</text:p>
          </table:table-cell>
          <table:table-cell office:value-type="float" office:value="0" calcext:value-type="float">
            <text:p>0</text:p>
          </table:table-cell>
          <table:table-cell office:value-type="float" office:value="154527" calcext:value-type="float">
            <text:p>154527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6</text:p>
          </table:table-cell>
          <table:table-cell office:value-type="float" office:value="0.041417" calcext:value-type="float">
            <text:p>0.041417</text:p>
          </table:table-cell>
          <table:table-cell office:value-type="float" office:value="0.008464" calcext:value-type="float">
            <text:p>0.008464</text:p>
          </table:table-cell>
          <table:table-cell office:value-type="float" office:value="0" calcext:value-type="float">
            <text:p>0</text:p>
          </table:table-cell>
          <table:table-cell office:value-type="float" office:value="148930" calcext:value-type="float">
            <text:p>148930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7</text:p>
          </table:table-cell>
          <table:table-cell office:value-type="float" office:value="0.041252" calcext:value-type="float">
            <text:p>0.041252</text:p>
          </table:table-cell>
          <table:table-cell office:value-type="float" office:value="0.007734" calcext:value-type="float">
            <text:p>0.007734</text:p>
          </table:table-cell>
          <table:table-cell office:value-type="float" office:value="0" calcext:value-type="float">
            <text:p>0</text:p>
          </table:table-cell>
          <table:table-cell office:value-type="float" office:value="143318" calcext:value-type="float">
            <text:p>143318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8</text:p>
          </table:table-cell>
          <table:table-cell office:value-type="float" office:value="0.037082" calcext:value-type="float">
            <text:p>0.037082</text:p>
          </table:table-cell>
          <table:table-cell office:value-type="float" office:value="0.007549" calcext:value-type="float">
            <text:p>0.007549</text:p>
          </table:table-cell>
          <table:table-cell office:value-type="float" office:value="0" calcext:value-type="float">
            <text:p>0</text:p>
          </table:table-cell>
          <table:table-cell office:value-type="float" office:value="156087" calcext:value-type="float">
            <text:p>156087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29</text:p>
          </table:table-cell>
          <table:table-cell office:value-type="float" office:value="0.038981" calcext:value-type="float">
            <text:p>0.038981</text:p>
          </table:table-cell>
          <table:table-cell office:value-type="float" office:value="0.006686" calcext:value-type="float">
            <text:p>0.006686</text:p>
          </table:table-cell>
          <table:table-cell office:value-type="float" office:value="0" calcext:value-type="float">
            <text:p>0</text:p>
          </table:table-cell>
          <table:table-cell office:value-type="float" office:value="137477" calcext:value-type="float">
            <text:p>13747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0</text:p>
          </table:table-cell>
          <table:table-cell office:value-type="float" office:value="0.045737" calcext:value-type="float">
            <text:p>0.045737</text:p>
          </table:table-cell>
          <table:table-cell office:value-type="float" office:value="0.007561" calcext:value-type="float">
            <text:p>0.007561</text:p>
          </table:table-cell>
          <table:table-cell office:value-type="float" office:value="0" calcext:value-type="float">
            <text:p>0</text:p>
          </table:table-cell>
          <table:table-cell office:value-type="float" office:value="153295" calcext:value-type="float">
            <text:p>153295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1</text:p>
          </table:table-cell>
          <table:table-cell office:value-type="float" office:value="0.06338" calcext:value-type="float">
            <text:p>0.06338</text:p>
          </table:table-cell>
          <table:table-cell office:value-type="float" office:value="0.01004" calcext:value-type="float">
            <text:p>0.01004</text:p>
          </table:table-cell>
          <table:table-cell office:value-type="float" office:value="0" calcext:value-type="float">
            <text:p>0</text:p>
          </table:table-cell>
          <table:table-cell office:value-type="float" office:value="145271" calcext:value-type="float">
            <text:p>145271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2</text:p>
          </table:table-cell>
          <table:table-cell office:value-type="float" office:value="0.037102" calcext:value-type="float">
            <text:p>0.037102</text:p>
          </table:table-cell>
          <table:table-cell office:value-type="float" office:value="0.008397" calcext:value-type="float">
            <text:p>0.008397</text:p>
          </table:table-cell>
          <table:table-cell office:value-type="float" office:value="0" calcext:value-type="float">
            <text:p>0</text:p>
          </table:table-cell>
          <table:table-cell office:value-type="float" office:value="165875" calcext:value-type="float">
            <text:p>165875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3</text:p>
          </table:table-cell>
          <table:table-cell office:value-type="float" office:value="0.083178" calcext:value-type="float">
            <text:p>0.083178</text:p>
          </table:table-cell>
          <table:table-cell office:value-type="float" office:value="0.010383" calcext:value-type="float">
            <text:p>0.010383</text:p>
          </table:table-cell>
          <table:table-cell office:value-type="float" office:value="0" calcext:value-type="float">
            <text:p>0</text:p>
          </table:table-cell>
          <table:table-cell office:value-type="float" office:value="167866" calcext:value-type="float">
            <text:p>167866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4</text:p>
          </table:table-cell>
          <table:table-cell office:value-type="float" office:value="0.056415" calcext:value-type="float">
            <text:p>0.056415</text:p>
          </table:table-cell>
          <table:table-cell office:value-type="float" office:value="0.010111" calcext:value-type="float">
            <text:p>0.010111</text:p>
          </table:table-cell>
          <table:table-cell office:value-type="float" office:value="0" calcext:value-type="float">
            <text:p>0</text:p>
          </table:table-cell>
          <table:table-cell office:value-type="float" office:value="178932" calcext:value-type="float">
            <text:p>178932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5</text:p>
          </table:table-cell>
          <table:table-cell office:value-type="float" office:value="0.06546" calcext:value-type="float">
            <text:p>0.06546</text:p>
          </table:table-cell>
          <table:table-cell office:value-type="float" office:value="0.007308" calcext:value-type="float">
            <text:p>0.007308</text:p>
          </table:table-cell>
          <table:table-cell office:value-type="float" office:value="0" calcext:value-type="float">
            <text:p>0</text:p>
          </table:table-cell>
          <table:table-cell office:value-type="float" office:value="136561" calcext:value-type="float">
            <text:p>136561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6</text:p>
          </table:table-cell>
          <table:table-cell office:value-type="float" office:value="0.059459" calcext:value-type="float">
            <text:p>0.059459</text:p>
          </table:table-cell>
          <table:table-cell office:value-type="float" office:value="0.009938" calcext:value-type="float">
            <text:p>0.009938</text:p>
          </table:table-cell>
          <table:table-cell office:value-type="float" office:value="0" calcext:value-type="float">
            <text:p>0</text:p>
          </table:table-cell>
          <table:table-cell office:value-type="float" office:value="185184" calcext:value-type="float">
            <text:p>185184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7</text:p>
          </table:table-cell>
          <table:table-cell office:value-type="float" office:value="0.068325" calcext:value-type="float">
            <text:p>0.068325</text:p>
          </table:table-cell>
          <table:table-cell office:value-type="float" office:value="0.008392" calcext:value-type="float">
            <text:p>0.008392</text:p>
          </table:table-cell>
          <table:table-cell office:value-type="float" office:value="0" calcext:value-type="float">
            <text:p>0</text:p>
          </table:table-cell>
          <table:table-cell office:value-type="float" office:value="162002" calcext:value-type="float">
            <text:p>162002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8</text:p>
          </table:table-cell>
          <table:table-cell office:value-type="float" office:value="0.049743" calcext:value-type="float">
            <text:p>0.049743</text:p>
          </table:table-cell>
          <table:table-cell office:value-type="float" office:value="0.007205" calcext:value-type="float">
            <text:p>0.007205</text:p>
          </table:table-cell>
          <table:table-cell office:value-type="float" office:value="0" calcext:value-type="float">
            <text:p>0</text:p>
          </table:table-cell>
          <table:table-cell office:value-type="float" office:value="134861" calcext:value-type="float">
            <text:p>134861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39</text:p>
          </table:table-cell>
          <table:table-cell office:value-type="float" office:value="0.061241" calcext:value-type="float">
            <text:p>0.061241</text:p>
          </table:table-cell>
          <table:table-cell office:value-type="float" office:value="0.008877" calcext:value-type="float">
            <text:p>0.008877</text:p>
          </table:table-cell>
          <table:table-cell office:value-type="float" office:value="0" calcext:value-type="float">
            <text:p>0</text:p>
          </table:table-cell>
          <table:table-cell office:value-type="float" office:value="172023" calcext:value-type="float">
            <text:p>17202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0</text:p>
          </table:table-cell>
          <table:table-cell office:value-type="float" office:value="0.0729" calcext:value-type="float">
            <text:p>0.0729</text:p>
          </table:table-cell>
          <table:table-cell office:value-type="float" office:value="0.008333" calcext:value-type="float">
            <text:p>0.008333</text:p>
          </table:table-cell>
          <table:table-cell office:value-type="float" office:value="0" calcext:value-type="float">
            <text:p>0</text:p>
          </table:table-cell>
          <table:table-cell office:value-type="float" office:value="167663" calcext:value-type="float">
            <text:p>16766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1</text:p>
          </table:table-cell>
          <table:table-cell office:value-type="float" office:value="0.093333" calcext:value-type="float">
            <text:p>0.093333</text:p>
          </table:table-cell>
          <table:table-cell office:value-type="float" office:value="0.009188" calcext:value-type="float">
            <text:p>0.009188</text:p>
          </table:table-cell>
          <table:table-cell office:value-type="float" office:value="0" calcext:value-type="float">
            <text:p>0</text:p>
          </table:table-cell>
          <table:table-cell office:value-type="float" office:value="155091" calcext:value-type="float">
            <text:p>15509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2</text:p>
          </table:table-cell>
          <table:table-cell office:value-type="float" office:value="0.073175" calcext:value-type="float">
            <text:p>0.073175</text:p>
          </table:table-cell>
          <table:table-cell office:value-type="float" office:value="0.009189" calcext:value-type="float">
            <text:p>0.009189</text:p>
          </table:table-cell>
          <table:table-cell office:value-type="float" office:value="0" calcext:value-type="float">
            <text:p>0</text:p>
          </table:table-cell>
          <table:table-cell office:value-type="float" office:value="169763" calcext:value-type="float">
            <text:p>169763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3</text:p>
          </table:table-cell>
          <table:table-cell office:value-type="float" office:value="0.056311" calcext:value-type="float">
            <text:p>0.056311</text:p>
          </table:table-cell>
          <table:table-cell office:value-type="float" office:value="0.008923" calcext:value-type="float">
            <text:p>0.008923</text:p>
          </table:table-cell>
          <table:table-cell office:value-type="float" office:value="0" calcext:value-type="float">
            <text:p>0</text:p>
          </table:table-cell>
          <table:table-cell office:value-type="float" office:value="155419" calcext:value-type="float">
            <text:p>155419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4</text:p>
          </table:table-cell>
          <table:table-cell office:value-type="float" office:value="0.069006" calcext:value-type="float">
            <text:p>0.069006</text:p>
          </table:table-cell>
          <table:table-cell office:value-type="float" office:value="0.009059" calcext:value-type="float">
            <text:p>0.009059</text:p>
          </table:table-cell>
          <table:table-cell office:value-type="float" office:value="0" calcext:value-type="float">
            <text:p>0</text:p>
          </table:table-cell>
          <table:table-cell office:value-type="float" office:value="151155" calcext:value-type="float">
            <text:p>15115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5</text:p>
          </table:table-cell>
          <table:table-cell office:value-type="float" office:value="0.046539" calcext:value-type="float">
            <text:p>0.046539</text:p>
          </table:table-cell>
          <table:table-cell office:value-type="float" office:value="0.009096" calcext:value-type="float">
            <text:p>0.009096</text:p>
          </table:table-cell>
          <table:table-cell office:value-type="float" office:value="0" calcext:value-type="float">
            <text:p>0</text:p>
          </table:table-cell>
          <table:table-cell office:value-type="float" office:value="164885" calcext:value-type="float">
            <text:p>164885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6</text:p>
          </table:table-cell>
          <table:table-cell office:value-type="float" office:value="0.035133" calcext:value-type="float">
            <text:p>0.035133</text:p>
          </table:table-cell>
          <table:table-cell office:value-type="float" office:value="0.008851" calcext:value-type="float">
            <text:p>0.008851</text:p>
          </table:table-cell>
          <table:table-cell office:value-type="float" office:value="0" calcext:value-type="float">
            <text:p>0</text:p>
          </table:table-cell>
          <table:table-cell office:value-type="float" office:value="161838" calcext:value-type="float">
            <text:p>161838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7</text:p>
          </table:table-cell>
          <table:table-cell office:value-type="float" office:value="0.041762" calcext:value-type="float">
            <text:p>0.041762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0" calcext:value-type="float">
            <text:p>0</text:p>
          </table:table-cell>
          <table:table-cell office:value-type="float" office:value="145628" calcext:value-type="float">
            <text:p>145628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8</text:p>
          </table:table-cell>
          <table:table-cell office:value-type="float" office:value="0.06391" calcext:value-type="float">
            <text:p>0.06391</text:p>
          </table:table-cell>
          <table:table-cell office:value-type="float" office:value="0.009206" calcext:value-type="float">
            <text:p>0.009206</text:p>
          </table:table-cell>
          <table:table-cell office:value-type="float" office:value="0" calcext:value-type="float">
            <text:p>0</text:p>
          </table:table-cell>
          <table:table-cell office:value-type="float" office:value="162013" calcext:value-type="float">
            <text:p>1620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49</text:p>
          </table:table-cell>
          <table:table-cell office:value-type="float" office:value="0.069143" calcext:value-type="float">
            <text:p>0.069143</text:p>
          </table:table-cell>
          <table:table-cell office:value-type="float" office:value="0.00972" calcext:value-type="float">
            <text:p>0.00972</text:p>
          </table:table-cell>
          <table:table-cell office:value-type="float" office:value="0" calcext:value-type="float">
            <text:p>0</text:p>
          </table:table-cell>
          <table:table-cell office:value-type="float" office:value="169024" calcext:value-type="float">
            <text:p>16902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0</text:p>
          </table:table-cell>
          <table:table-cell office:value-type="float" office:value="0.045402" calcext:value-type="float">
            <text:p>0.045402</text:p>
          </table:table-cell>
          <table:table-cell office:value-type="float" office:value="0.006905" calcext:value-type="float">
            <text:p>0.006905</text:p>
          </table:table-cell>
          <table:table-cell office:value-type="float" office:value="0" calcext:value-type="float">
            <text:p>0</text:p>
          </table:table-cell>
          <table:table-cell office:value-type="float" office:value="141037" calcext:value-type="float">
            <text:p>141037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1</text:p>
          </table:table-cell>
          <table:table-cell office:value-type="float" office:value="0.042087" calcext:value-type="float">
            <text:p>0.042087</text:p>
          </table:table-cell>
          <table:table-cell office:value-type="float" office:value="0.007208" calcext:value-type="float">
            <text:p>0.007208</text:p>
          </table:table-cell>
          <table:table-cell office:value-type="float" office:value="0" calcext:value-type="float">
            <text:p>0</text:p>
          </table:table-cell>
          <table:table-cell office:value-type="float" office:value="137017" calcext:value-type="float">
            <text:p>137017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2</text:p>
          </table:table-cell>
          <table:table-cell office:value-type="float" office:value="0.060307" calcext:value-type="float">
            <text:p>0.060307</text:p>
          </table:table-cell>
          <table:table-cell office:value-type="float" office:value="0.008269" calcext:value-type="float">
            <text:p>0.008269</text:p>
          </table:table-cell>
          <table:table-cell office:value-type="float" office:value="0" calcext:value-type="float">
            <text:p>0</text:p>
          </table:table-cell>
          <table:table-cell office:value-type="float" office:value="158100" calcext:value-type="float">
            <text:p>15810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3</text:p>
          </table:table-cell>
          <table:table-cell office:value-type="float" office:value="0.05779" calcext:value-type="float">
            <text:p>0.05779</text:p>
          </table:table-cell>
          <table:table-cell office:value-type="float" office:value="0.008761" calcext:value-type="float">
            <text:p>0.008761</text:p>
          </table:table-cell>
          <table:table-cell office:value-type="float" office:value="0" calcext:value-type="float">
            <text:p>0</text:p>
          </table:table-cell>
          <table:table-cell office:value-type="float" office:value="156254" calcext:value-type="float">
            <text:p>156254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4</text:p>
          </table:table-cell>
          <table:table-cell office:value-type="float" office:value="0.032186" calcext:value-type="float">
            <text:p>0.032186</text:p>
          </table:table-cell>
          <table:table-cell office:value-type="float" office:value="0.006971" calcext:value-type="float">
            <text:p>0.006971</text:p>
          </table:table-cell>
          <table:table-cell office:value-type="float" office:value="0" calcext:value-type="float">
            <text:p>0</text:p>
          </table:table-cell>
          <table:table-cell office:value-type="float" office:value="147951" calcext:value-type="float">
            <text:p>147951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5</text:p>
          </table:table-cell>
          <table:table-cell office:value-type="float" office:value="0.089764" calcext:value-type="float">
            <text:p>0.089764</text:p>
          </table:table-cell>
          <table:table-cell office:value-type="float" office:value="0.01252" calcext:value-type="float">
            <text:p>0.01252</text:p>
          </table:table-cell>
          <table:table-cell office:value-type="float" office:value="0" calcext:value-type="float">
            <text:p>0</text:p>
          </table:table-cell>
          <table:table-cell office:value-type="float" office:value="194437" calcext:value-type="float">
            <text:p>194437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6</text:p>
          </table:table-cell>
          <table:table-cell office:value-type="float" office:value="0.083965" calcext:value-type="float">
            <text:p>0.083965</text:p>
          </table:table-cell>
          <table:table-cell office:value-type="float" office:value="0.010741" calcext:value-type="float">
            <text:p>0.010741</text:p>
          </table:table-cell>
          <table:table-cell office:value-type="float" office:value="0" calcext:value-type="float">
            <text:p>0</text:p>
          </table:table-cell>
          <table:table-cell office:value-type="float" office:value="156586" calcext:value-type="float">
            <text:p>156586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7</text:p>
          </table:table-cell>
          <table:table-cell office:value-type="float" office:value="0.046596" calcext:value-type="float">
            <text:p>0.046596</text:p>
          </table:table-cell>
          <table:table-cell office:value-type="float" office:value="0.007278" calcext:value-type="float">
            <text:p>0.007278</text:p>
          </table:table-cell>
          <table:table-cell office:value-type="float" office:value="0" calcext:value-type="float">
            <text:p>0</text:p>
          </table:table-cell>
          <table:table-cell office:value-type="float" office:value="138201" calcext:value-type="float">
            <text:p>138201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8</text:p>
          </table:table-cell>
          <table:table-cell office:value-type="float" office:value="0.041901" calcext:value-type="float">
            <text:p>0.041901</text:p>
          </table:table-cell>
          <table:table-cell office:value-type="float" office:value="0.007441" calcext:value-type="float">
            <text:p>0.007441</text:p>
          </table:table-cell>
          <table:table-cell office:value-type="float" office:value="0" calcext:value-type="float">
            <text:p>0</text:p>
          </table:table-cell>
          <table:table-cell office:value-type="float" office:value="153962" calcext:value-type="float">
            <text:p>15396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7:59</text:p>
          </table:table-cell>
          <table:table-cell office:value-type="float" office:value="0.052034" calcext:value-type="float">
            <text:p>0.052034</text:p>
          </table:table-cell>
          <table:table-cell office:value-type="float" office:value="0.009545" calcext:value-type="float">
            <text:p>0.009545</text:p>
          </table:table-cell>
          <table:table-cell office:value-type="float" office:value="0" calcext:value-type="float">
            <text:p>0</text:p>
          </table:table-cell>
          <table:table-cell office:value-type="float" office:value="159365" calcext:value-type="float">
            <text:p>15936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2017-10-12</text:p>
          </table:table-cell>
          <table:table-cell office:value-type="string" calcext:value-type="string">
            <text:p>23:18:00</text:p>
          </table:table-cell>
          <table:table-cell office:value-type="float" office:value="0.070684" calcext:value-type="float">
            <text:p>0.070684</text:p>
          </table:table-cell>
          <table:table-cell office:value-type="float" office:value="0.010087" calcext:value-type="float">
            <text:p>0.010087</text:p>
          </table:table-cell>
          <table:table-cell office:value-type="float" office:value="0" calcext:value-type="float">
            <text:p>0</text:p>
          </table:table-cell>
          <table:table-cell office:value-type="float" office:value="181771" calcext:value-type="float">
            <text:p>181771</text:p>
          </table:table-cell>
          <table:table-cell office:value-type="float" office:value="684" calcext:value-type="float">
            <text:p>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2T19:24:19.551782278</dc:date>
    <meta:editing-duration>PT3M13S</meta:editing-duration>
    <meta:editing-cycles>2</meta:editing-cycles>
    <meta:generator>LibreOffice/5.4.0.3$Linux_X86_64 LibreOffice_project/7556cbc6811c9d992f4064ab9287069087d7f62c</meta:generator>
    <meta:document-statistic meta:table-count="1" meta:cell-count="7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 chart:mean-valu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svg:stroke-color="#7e0021"/>
    </style:style>
    <style:style style:name="ch9" style:family="chart">
      <style:graphic-properties svg:stroke-color="#7e0021"/>
    </style:style>
    <style:style style:name="ch10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6.263cm" svg:y="0.315cm" chart:style-name="ch2">
          <text:p>test 204, 600 tps</text:p>
        </chart:title>
        <chart:legend chart:legend-position="end" svg:x="12.381cm" svg:y="3.782cm" style:legend-expansion="high" chart:style-name="ch3"/>
        <chart:plot-area chart:style-name="ch4" table:cell-range-address="test205.G1:test205.G102 test205.C1:test205.D102" chart:data-source-has-labels="row" svg:x="0.32cm" svg:y="1.248cm" svg:width="11.741cm" svg:height="7.572cm">
          <chartooo:coordinate-region svg:x="1.232cm" svg:y="1.422cm" svg:width="10.549cm" svg:height="6.8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est205.C2:test205.C102" chart:label-cell-address="test205.C1:test205.C1" chart:class="chart:scatter">
            <chart:domain table:cell-range-address="test205.G2:test205.G102"/>
            <chart:mean-value chart:style-name="ch8"/>
            <chart:regression-curve chart:style-name="ch9"/>
            <chart:data-point chart:repeated="101"/>
          </chart:series>
          <chart:series chart:style-name="ch10" chart:values-cell-range-address="test205.D2:test205.D102" chart:label-cell-address="test205.D1:test205.D1" chart:class="chart:scatter">
            <chart:data-point chart:repeated="1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05.C1:test205.C1</svg:desc>
                </draw:g>
              </table:table-cell>
              <table:table-cell office:value-type="string">
                <text:p>xfertime</text:p>
                <draw:g>
                  <svg:desc>test205.D1:test20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9">
                <text:p>419</text:p>
                <draw:g>
                  <svg:desc>test205.G2:test205.G102</svg:desc>
                </draw:g>
              </table:table-cell>
              <table:table-cell office:value-type="float" office:value="0.050548">
                <text:p>0.050548</text:p>
                <draw:g>
                  <svg:desc>test205.C2:test205.C102</svg:desc>
                </draw:g>
              </table:table-cell>
              <table:table-cell office:value-type="float" office:value="0.009047">
                <text:p>0.009047</text:p>
                <draw:g>
                  <svg:desc>test205.D2:test205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8">
                <text:p>698</text:p>
              </table:table-cell>
              <table:table-cell office:value-type="float" office:value="0.033551">
                <text:p>0.033551</text:p>
              </table:table-cell>
              <table:table-cell office:value-type="float" office:value="0.006624">
                <text:p>0.006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6">
                <text:p>696</text:p>
              </table:table-cell>
              <table:table-cell office:value-type="float" office:value="0.046776">
                <text:p>0.046776</text:p>
              </table:table-cell>
              <table:table-cell office:value-type="float" office:value="0.007753">
                <text:p>0.007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98">
                <text:p>698</text:p>
              </table:table-cell>
              <table:table-cell office:value-type="float" office:value="0.037101">
                <text:p>0.037101</text:p>
              </table:table-cell>
              <table:table-cell office:value-type="float" office:value="0.007557">
                <text:p>0.0075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8">
                <text:p>698</text:p>
              </table:table-cell>
              <table:table-cell office:value-type="float" office:value="0.059012">
                <text:p>0.059012</text:p>
              </table:table-cell>
              <table:table-cell office:value-type="float" office:value="0.008362">
                <text:p>0.008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0">
                <text:p>700</text:p>
              </table:table-cell>
              <table:table-cell office:value-type="float" office:value="0.053851">
                <text:p>0.053851</text:p>
              </table:table-cell>
              <table:table-cell office:value-type="float" office:value="0.009897">
                <text:p>0.009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9">
                <text:p>699</text:p>
              </table:table-cell>
              <table:table-cell office:value-type="float" office:value="0.070067">
                <text:p>0.070067</text:p>
              </table:table-cell>
              <table:table-cell office:value-type="float" office:value="0.007793">
                <text:p>0.007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2">
                <text:p>692</text:p>
              </table:table-cell>
              <table:table-cell office:value-type="float" office:value="0.054814">
                <text:p>0.054814</text:p>
              </table:table-cell>
              <table:table-cell office:value-type="float" office:value="0.008747">
                <text:p>0.0087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5">
                <text:p>705</text:p>
              </table:table-cell>
              <table:table-cell office:value-type="float" office:value="0.027611">
                <text:p>0.027611</text:p>
              </table:table-cell>
              <table:table-cell office:value-type="float" office:value="0.005223">
                <text:p>0.0052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6">
                <text:p>696</text:p>
              </table:table-cell>
              <table:table-cell office:value-type="float" office:value="0.035897">
                <text:p>0.035897</text:p>
              </table:table-cell>
              <table:table-cell office:value-type="float" office:value="0.009308">
                <text:p>0.0093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9">
                <text:p>699</text:p>
              </table:table-cell>
              <table:table-cell office:value-type="float" office:value="0.038609">
                <text:p>0.038609</text:p>
              </table:table-cell>
              <table:table-cell office:value-type="float" office:value="0.006512">
                <text:p>0.006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6">
                <text:p>696</text:p>
              </table:table-cell>
              <table:table-cell office:value-type="float" office:value="0.042685">
                <text:p>0.042685</text:p>
              </table:table-cell>
              <table:table-cell office:value-type="float" office:value="0.008469">
                <text:p>0.0084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3">
                <text:p>703</text:p>
              </table:table-cell>
              <table:table-cell office:value-type="float" office:value="0.03367">
                <text:p>0.03367</text:p>
              </table:table-cell>
              <table:table-cell office:value-type="float" office:value="0.006936">
                <text:p>0.0069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8">
                <text:p>698</text:p>
              </table:table-cell>
              <table:table-cell office:value-type="float" office:value="0.043395">
                <text:p>0.043395</text:p>
              </table:table-cell>
              <table:table-cell office:value-type="float" office:value="0.005721">
                <text:p>0.005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6">
                <text:p>696</text:p>
              </table:table-cell>
              <table:table-cell office:value-type="float" office:value="0.035044">
                <text:p>0.035044</text:p>
              </table:table-cell>
              <table:table-cell office:value-type="float" office:value="0.006638">
                <text:p>0.0066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2">
                <text:p>702</text:p>
              </table:table-cell>
              <table:table-cell office:value-type="float" office:value="0.045775">
                <text:p>0.045775</text:p>
              </table:table-cell>
              <table:table-cell office:value-type="float" office:value="0.008088">
                <text:p>0.0080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99">
                <text:p>699</text:p>
              </table:table-cell>
              <table:table-cell office:value-type="float" office:value="0.065053">
                <text:p>0.065053</text:p>
              </table:table-cell>
              <table:table-cell office:value-type="float" office:value="0.007483">
                <text:p>0.007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2">
                <text:p>692</text:p>
              </table:table-cell>
              <table:table-cell office:value-type="float" office:value="0.05531">
                <text:p>0.05531</text:p>
              </table:table-cell>
              <table:table-cell office:value-type="float" office:value="0.007921">
                <text:p>0.0079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7">
                <text:p>697</text:p>
              </table:table-cell>
              <table:table-cell office:value-type="float" office:value="0.042787">
                <text:p>0.042787</text:p>
              </table:table-cell>
              <table:table-cell office:value-type="float" office:value="0.00842">
                <text:p>0.008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4">
                <text:p>694</text:p>
              </table:table-cell>
              <table:table-cell office:value-type="float" office:value="0.0527">
                <text:p>0.0527</text:p>
              </table:table-cell>
              <table:table-cell office:value-type="float" office:value="0.007906">
                <text:p>0.0079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83">
                <text:p>683</text:p>
              </table:table-cell>
              <table:table-cell office:value-type="float" office:value="0.034648">
                <text:p>0.034648</text:p>
              </table:table-cell>
              <table:table-cell office:value-type="float" office:value="0.007224">
                <text:p>0.007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4">
                <text:p>704</text:p>
              </table:table-cell>
              <table:table-cell office:value-type="float" office:value="0.036643">
                <text:p>0.036643</text:p>
              </table:table-cell>
              <table:table-cell office:value-type="float" office:value="0.007757">
                <text:p>0.0077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5">
                <text:p>695</text:p>
              </table:table-cell>
              <table:table-cell office:value-type="float" office:value="0.036225">
                <text:p>0.036225</text:p>
              </table:table-cell>
              <table:table-cell office:value-type="float" office:value="0.006872">
                <text:p>0.006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9">
                <text:p>699</text:p>
              </table:table-cell>
              <table:table-cell office:value-type="float" office:value="0.063641">
                <text:p>0.063641</text:p>
              </table:table-cell>
              <table:table-cell office:value-type="float" office:value="0.007247">
                <text:p>0.0072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9">
                <text:p>699</text:p>
              </table:table-cell>
              <table:table-cell office:value-type="float" office:value="0.042401">
                <text:p>0.042401</text:p>
              </table:table-cell>
              <table:table-cell office:value-type="float" office:value="0.006898">
                <text:p>0.0068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0">
                <text:p>690</text:p>
              </table:table-cell>
              <table:table-cell office:value-type="float" office:value="0.043299">
                <text:p>0.043299</text:p>
              </table:table-cell>
              <table:table-cell office:value-type="float" office:value="0.006549">
                <text:p>0.0065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3">
                <text:p>703</text:p>
              </table:table-cell>
              <table:table-cell office:value-type="float" office:value="0.034959">
                <text:p>0.034959</text:p>
              </table:table-cell>
              <table:table-cell office:value-type="float" office:value="0.006793">
                <text:p>0.006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4">
                <text:p>694</text:p>
              </table:table-cell>
              <table:table-cell office:value-type="float" office:value="0.102721">
                <text:p>0.102721</text:p>
              </table:table-cell>
              <table:table-cell office:value-type="float" office:value="0.009416">
                <text:p>0.009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0">
                <text:p>690</text:p>
              </table:table-cell>
              <table:table-cell office:value-type="float" office:value="0.057263">
                <text:p>0.057263</text:p>
              </table:table-cell>
              <table:table-cell office:value-type="float" office:value="0.008087">
                <text:p>0.0080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3">
                <text:p>693</text:p>
              </table:table-cell>
              <table:table-cell office:value-type="float" office:value="0.050383">
                <text:p>0.050383</text:p>
              </table:table-cell>
              <table:table-cell office:value-type="float" office:value="0.00807">
                <text:p>0.008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1">
                <text:p>691</text:p>
              </table:table-cell>
              <table:table-cell office:value-type="float" office:value="0.035951">
                <text:p>0.035951</text:p>
              </table:table-cell>
              <table:table-cell office:value-type="float" office:value="0.006969">
                <text:p>0.006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3">
                <text:p>693</text:p>
              </table:table-cell>
              <table:table-cell office:value-type="float" office:value="0.04899">
                <text:p>0.04899</text:p>
              </table:table-cell>
              <table:table-cell office:value-type="float" office:value="0.008062">
                <text:p>0.0080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1">
                <text:p>691</text:p>
              </table:table-cell>
              <table:table-cell office:value-type="float" office:value="0.054937">
                <text:p>0.054937</text:p>
              </table:table-cell>
              <table:table-cell office:value-type="float" office:value="0.011749">
                <text:p>0.0117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1">
                <text:p>701</text:p>
              </table:table-cell>
              <table:table-cell office:value-type="float" office:value="0.132091">
                <text:p>0.132091</text:p>
              </table:table-cell>
              <table:table-cell office:value-type="float" office:value="0.0128">
                <text:p>0.0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6">
                <text:p>686</text:p>
              </table:table-cell>
              <table:table-cell office:value-type="float" office:value="0.110547">
                <text:p>0.110547</text:p>
              </table:table-cell>
              <table:table-cell office:value-type="float" office:value="0.012412">
                <text:p>0.0124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6">
                <text:p>686</text:p>
              </table:table-cell>
              <table:table-cell office:value-type="float" office:value="0.06261">
                <text:p>0.06261</text:p>
              </table:table-cell>
              <table:table-cell office:value-type="float" office:value="0.010524">
                <text:p>0.0105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1">
                <text:p>701</text:p>
              </table:table-cell>
              <table:table-cell office:value-type="float" office:value="0.044288">
                <text:p>0.044288</text:p>
              </table:table-cell>
              <table:table-cell office:value-type="float" office:value="0.006536">
                <text:p>0.0065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4">
                <text:p>684</text:p>
              </table:table-cell>
              <table:table-cell office:value-type="float" office:value="0.041711">
                <text:p>0.041711</text:p>
              </table:table-cell>
              <table:table-cell office:value-type="float" office:value="0.007547">
                <text:p>0.0075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8">
                <text:p>698</text:p>
              </table:table-cell>
              <table:table-cell office:value-type="float" office:value="0.048347">
                <text:p>0.048347</text:p>
              </table:table-cell>
              <table:table-cell office:value-type="float" office:value="0.007088">
                <text:p>0.0070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9">
                <text:p>699</text:p>
              </table:table-cell>
              <table:table-cell office:value-type="float" office:value="0.042382">
                <text:p>0.042382</text:p>
              </table:table-cell>
              <table:table-cell office:value-type="float" office:value="0.008705">
                <text:p>0.008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7">
                <text:p>697</text:p>
              </table:table-cell>
              <table:table-cell office:value-type="float" office:value="0.06644">
                <text:p>0.06644</text:p>
              </table:table-cell>
              <table:table-cell office:value-type="float" office:value="0.006661">
                <text:p>0.006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1">
                <text:p>691</text:p>
              </table:table-cell>
              <table:table-cell office:value-type="float" office:value="0.049363">
                <text:p>0.049363</text:p>
              </table:table-cell>
              <table:table-cell office:value-type="float" office:value="0.006454">
                <text:p>0.006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6">
                <text:p>696</text:p>
              </table:table-cell>
              <table:table-cell office:value-type="float" office:value="0.054982">
                <text:p>0.054982</text:p>
              </table:table-cell>
              <table:table-cell office:value-type="float" office:value="0.010583">
                <text:p>0.0105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97">
                <text:p>697</text:p>
              </table:table-cell>
              <table:table-cell office:value-type="float" office:value="0.063621">
                <text:p>0.063621</text:p>
              </table:table-cell>
              <table:table-cell office:value-type="float" office:value="0.008122">
                <text:p>0.0081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3">
                <text:p>693</text:p>
              </table:table-cell>
              <table:table-cell office:value-type="float" office:value="0.058686">
                <text:p>0.058686</text:p>
              </table:table-cell>
              <table:table-cell office:value-type="float" office:value="0.009642">
                <text:p>0.0096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91">
                <text:p>691</text:p>
              </table:table-cell>
              <table:table-cell office:value-type="float" office:value="0.060795">
                <text:p>0.060795</text:p>
              </table:table-cell>
              <table:table-cell office:value-type="float" office:value="0.009692">
                <text:p>0.0096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99">
                <text:p>699</text:p>
              </table:table-cell>
              <table:table-cell office:value-type="float" office:value="0.067277">
                <text:p>0.067277</text:p>
              </table:table-cell>
              <table:table-cell office:value-type="float" office:value="0.012113">
                <text:p>0.012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96">
                <text:p>696</text:p>
              </table:table-cell>
              <table:table-cell office:value-type="float" office:value="0.064595">
                <text:p>0.064595</text:p>
              </table:table-cell>
              <table:table-cell office:value-type="float" office:value="0.010184">
                <text:p>0.0101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92">
                <text:p>692</text:p>
              </table:table-cell>
              <table:table-cell office:value-type="float" office:value="0.091408">
                <text:p>0.091408</text:p>
              </table:table-cell>
              <table:table-cell office:value-type="float" office:value="0.011232">
                <text:p>0.011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92">
                <text:p>692</text:p>
              </table:table-cell>
              <table:table-cell office:value-type="float" office:value="0.051488">
                <text:p>0.051488</text:p>
              </table:table-cell>
              <table:table-cell office:value-type="float" office:value="0.00891">
                <text:p>0.008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94">
                <text:p>694</text:p>
              </table:table-cell>
              <table:table-cell office:value-type="float" office:value="0.091074">
                <text:p>0.091074</text:p>
              </table:table-cell>
              <table:table-cell office:value-type="float" office:value="0.008949">
                <text:p>0.0089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0">
                <text:p>690</text:p>
              </table:table-cell>
              <table:table-cell office:value-type="float" office:value="0.070382">
                <text:p>0.070382</text:p>
              </table:table-cell>
              <table:table-cell office:value-type="float" office:value="0.011525">
                <text:p>0.0115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80">
                <text:p>680</text:p>
              </table:table-cell>
              <table:table-cell office:value-type="float" office:value="0.107848">
                <text:p>0.107848</text:p>
              </table:table-cell>
              <table:table-cell office:value-type="float" office:value="0.009634">
                <text:p>0.0096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9">
                <text:p>689</text:p>
              </table:table-cell>
              <table:table-cell office:value-type="float" office:value="0.030149">
                <text:p>0.030149</text:p>
              </table:table-cell>
              <table:table-cell office:value-type="float" office:value="0.007157">
                <text:p>0.0071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9">
                <text:p>689</text:p>
              </table:table-cell>
              <table:table-cell office:value-type="float" office:value="0.051186">
                <text:p>0.051186</text:p>
              </table:table-cell>
              <table:table-cell office:value-type="float" office:value="0.008258">
                <text:p>0.0082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0">
                <text:p>690</text:p>
              </table:table-cell>
              <table:table-cell office:value-type="float" office:value="0.046574">
                <text:p>0.046574</text:p>
              </table:table-cell>
              <table:table-cell office:value-type="float" office:value="0.00826">
                <text:p>0.008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0">
                <text:p>690</text:p>
              </table:table-cell>
              <table:table-cell office:value-type="float" office:value="0.082304">
                <text:p>0.082304</text:p>
              </table:table-cell>
              <table:table-cell office:value-type="float" office:value="0.006973">
                <text:p>0.006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4">
                <text:p>694</text:p>
              </table:table-cell>
              <table:table-cell office:value-type="float" office:value="0.069236">
                <text:p>0.069236</text:p>
              </table:table-cell>
              <table:table-cell office:value-type="float" office:value="0.007274">
                <text:p>0.00727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6">
                <text:p>696</text:p>
              </table:table-cell>
              <table:table-cell office:value-type="float" office:value="0.064049">
                <text:p>0.064049</text:p>
              </table:table-cell>
              <table:table-cell office:value-type="float" office:value="0.00933">
                <text:p>0.009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2">
                <text:p>692</text:p>
              </table:table-cell>
              <table:table-cell office:value-type="float" office:value="0.076537">
                <text:p>0.076537</text:p>
              </table:table-cell>
              <table:table-cell office:value-type="float" office:value="0.007713">
                <text:p>0.007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77">
                <text:p>677</text:p>
              </table:table-cell>
              <table:table-cell office:value-type="float" office:value="0.045004">
                <text:p>0.045004</text:p>
              </table:table-cell>
              <table:table-cell office:value-type="float" office:value="0.007907">
                <text:p>0.0079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4">
                <text:p>704</text:p>
              </table:table-cell>
              <table:table-cell office:value-type="float" office:value="0.066029">
                <text:p>0.066029</text:p>
              </table:table-cell>
              <table:table-cell office:value-type="float" office:value="0.010518">
                <text:p>0.0105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6">
                <text:p>696</text:p>
              </table:table-cell>
              <table:table-cell office:value-type="float" office:value="0.07738">
                <text:p>0.07738</text:p>
              </table:table-cell>
              <table:table-cell office:value-type="float" office:value="0.010016">
                <text:p>0.0100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2">
                <text:p>692</text:p>
              </table:table-cell>
              <table:table-cell office:value-type="float" office:value="0.049399">
                <text:p>0.049399</text:p>
              </table:table-cell>
              <table:table-cell office:value-type="float" office:value="0.008411">
                <text:p>0.0084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5">
                <text:p>685</text:p>
              </table:table-cell>
              <table:table-cell office:value-type="float" office:value="0.048016">
                <text:p>0.048016</text:p>
              </table:table-cell>
              <table:table-cell office:value-type="float" office:value="0.009061">
                <text:p>0.0090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5">
                <text:p>695</text:p>
              </table:table-cell>
              <table:table-cell office:value-type="float" office:value="0.062746">
                <text:p>0.062746</text:p>
              </table:table-cell>
              <table:table-cell office:value-type="float" office:value="0.007526">
                <text:p>0.0075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0">
                <text:p>680</text:p>
              </table:table-cell>
              <table:table-cell office:value-type="float" office:value="0.041417">
                <text:p>0.041417</text:p>
              </table:table-cell>
              <table:table-cell office:value-type="float" office:value="0.008464">
                <text:p>0.0084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7">
                <text:p>717</text:p>
              </table:table-cell>
              <table:table-cell office:value-type="float" office:value="0.041252">
                <text:p>0.041252</text:p>
              </table:table-cell>
              <table:table-cell office:value-type="float" office:value="0.007734">
                <text:p>0.0077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1">
                <text:p>691</text:p>
              </table:table-cell>
              <table:table-cell office:value-type="float" office:value="0.037082">
                <text:p>0.037082</text:p>
              </table:table-cell>
              <table:table-cell office:value-type="float" office:value="0.007549">
                <text:p>0.007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8">
                <text:p>708</text:p>
              </table:table-cell>
              <table:table-cell office:value-type="float" office:value="0.038981">
                <text:p>0.038981</text:p>
              </table:table-cell>
              <table:table-cell office:value-type="float" office:value="0.006686">
                <text:p>0.0066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3">
                <text:p>703</text:p>
              </table:table-cell>
              <table:table-cell office:value-type="float" office:value="0.045737">
                <text:p>0.045737</text:p>
              </table:table-cell>
              <table:table-cell office:value-type="float" office:value="0.007561">
                <text:p>0.0075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9">
                <text:p>699</text:p>
              </table:table-cell>
              <table:table-cell office:value-type="float" office:value="0.06338">
                <text:p>0.06338</text:p>
              </table:table-cell>
              <table:table-cell office:value-type="float" office:value="0.01004">
                <text:p>0.010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0">
                <text:p>690</text:p>
              </table:table-cell>
              <table:table-cell office:value-type="float" office:value="0.037102">
                <text:p>0.037102</text:p>
              </table:table-cell>
              <table:table-cell office:value-type="float" office:value="0.008397">
                <text:p>0.0083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3">
                <text:p>703</text:p>
              </table:table-cell>
              <table:table-cell office:value-type="float" office:value="0.083178">
                <text:p>0.083178</text:p>
              </table:table-cell>
              <table:table-cell office:value-type="float" office:value="0.010383">
                <text:p>0.0103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6">
                <text:p>686</text:p>
              </table:table-cell>
              <table:table-cell office:value-type="float" office:value="0.056415">
                <text:p>0.056415</text:p>
              </table:table-cell>
              <table:table-cell office:value-type="float" office:value="0.010111">
                <text:p>0.010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02">
                <text:p>702</text:p>
              </table:table-cell>
              <table:table-cell office:value-type="float" office:value="0.06546">
                <text:p>0.06546</text:p>
              </table:table-cell>
              <table:table-cell office:value-type="float" office:value="0.007308">
                <text:p>0.0073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88">
                <text:p>688</text:p>
              </table:table-cell>
              <table:table-cell office:value-type="float" office:value="0.059459">
                <text:p>0.059459</text:p>
              </table:table-cell>
              <table:table-cell office:value-type="float" office:value="0.009938">
                <text:p>0.009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6">
                <text:p>696</text:p>
              </table:table-cell>
              <table:table-cell office:value-type="float" office:value="0.068325">
                <text:p>0.068325</text:p>
              </table:table-cell>
              <table:table-cell office:value-type="float" office:value="0.008392">
                <text:p>0.0083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1">
                <text:p>691</text:p>
              </table:table-cell>
              <table:table-cell office:value-type="float" office:value="0.049743">
                <text:p>0.049743</text:p>
              </table:table-cell>
              <table:table-cell office:value-type="float" office:value="0.007205">
                <text:p>0.0072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91">
                <text:p>691</text:p>
              </table:table-cell>
              <table:table-cell office:value-type="float" office:value="0.061241">
                <text:p>0.061241</text:p>
              </table:table-cell>
              <table:table-cell office:value-type="float" office:value="0.008877">
                <text:p>0.008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5">
                <text:p>685</text:p>
              </table:table-cell>
              <table:table-cell office:value-type="float" office:value="0.0729">
                <text:p>0.0729</text:p>
              </table:table-cell>
              <table:table-cell office:value-type="float" office:value="0.008333">
                <text:p>0.008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7">
                <text:p>697</text:p>
              </table:table-cell>
              <table:table-cell office:value-type="float" office:value="0.093333">
                <text:p>0.093333</text:p>
              </table:table-cell>
              <table:table-cell office:value-type="float" office:value="0.009188">
                <text:p>0.0091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5">
                <text:p>685</text:p>
              </table:table-cell>
              <table:table-cell office:value-type="float" office:value="0.073175">
                <text:p>0.073175</text:p>
              </table:table-cell>
              <table:table-cell office:value-type="float" office:value="0.009189">
                <text:p>0.0091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02">
                <text:p>702</text:p>
              </table:table-cell>
              <table:table-cell office:value-type="float" office:value="0.056311">
                <text:p>0.056311</text:p>
              </table:table-cell>
              <table:table-cell office:value-type="float" office:value="0.008923">
                <text:p>0.00892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88">
                <text:p>688</text:p>
              </table:table-cell>
              <table:table-cell office:value-type="float" office:value="0.069006">
                <text:p>0.069006</text:p>
              </table:table-cell>
              <table:table-cell office:value-type="float" office:value="0.009059">
                <text:p>0.0090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5">
                <text:p>695</text:p>
              </table:table-cell>
              <table:table-cell office:value-type="float" office:value="0.046539">
                <text:p>0.046539</text:p>
              </table:table-cell>
              <table:table-cell office:value-type="float" office:value="0.009096">
                <text:p>0.0090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0">
                <text:p>690</text:p>
              </table:table-cell>
              <table:table-cell office:value-type="float" office:value="0.035133">
                <text:p>0.035133</text:p>
              </table:table-cell>
              <table:table-cell office:value-type="float" office:value="0.008851">
                <text:p>0.0088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04">
                <text:p>704</text:p>
              </table:table-cell>
              <table:table-cell office:value-type="float" office:value="0.041762">
                <text:p>0.041762</text:p>
              </table:table-cell>
              <table:table-cell office:value-type="float" office:value="0.007908">
                <text:p>0.007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5">
                <text:p>695</text:p>
              </table:table-cell>
              <table:table-cell office:value-type="float" office:value="0.06391">
                <text:p>0.06391</text:p>
              </table:table-cell>
              <table:table-cell office:value-type="float" office:value="0.009206">
                <text:p>0.0092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8">
                <text:p>698</text:p>
              </table:table-cell>
              <table:table-cell office:value-type="float" office:value="0.069143">
                <text:p>0.069143</text:p>
              </table:table-cell>
              <table:table-cell office:value-type="float" office:value="0.00972">
                <text:p>0.009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9">
                <text:p>689</text:p>
              </table:table-cell>
              <table:table-cell office:value-type="float" office:value="0.045402">
                <text:p>0.045402</text:p>
              </table:table-cell>
              <table:table-cell office:value-type="float" office:value="0.006905">
                <text:p>0.0069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1">
                <text:p>701</text:p>
              </table:table-cell>
              <table:table-cell office:value-type="float" office:value="0.042087">
                <text:p>0.042087</text:p>
              </table:table-cell>
              <table:table-cell office:value-type="float" office:value="0.007208">
                <text:p>0.007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89">
                <text:p>689</text:p>
              </table:table-cell>
              <table:table-cell office:value-type="float" office:value="0.060307">
                <text:p>0.060307</text:p>
              </table:table-cell>
              <table:table-cell office:value-type="float" office:value="0.008269">
                <text:p>0.0082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2">
                <text:p>702</text:p>
              </table:table-cell>
              <table:table-cell office:value-type="float" office:value="0.05779">
                <text:p>0.05779</text:p>
              </table:table-cell>
              <table:table-cell office:value-type="float" office:value="0.008761">
                <text:p>0.008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7">
                <text:p>697</text:p>
              </table:table-cell>
              <table:table-cell office:value-type="float" office:value="0.032186">
                <text:p>0.032186</text:p>
              </table:table-cell>
              <table:table-cell office:value-type="float" office:value="0.006971">
                <text:p>0.0069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4">
                <text:p>694</text:p>
              </table:table-cell>
              <table:table-cell office:value-type="float" office:value="0.089764">
                <text:p>0.089764</text:p>
              </table:table-cell>
              <table:table-cell office:value-type="float" office:value="0.01252">
                <text:p>0.012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7">
                <text:p>697</text:p>
              </table:table-cell>
              <table:table-cell office:value-type="float" office:value="0.083965">
                <text:p>0.083965</text:p>
              </table:table-cell>
              <table:table-cell office:value-type="float" office:value="0.010741">
                <text:p>0.0107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86">
                <text:p>686</text:p>
              </table:table-cell>
              <table:table-cell office:value-type="float" office:value="0.046596">
                <text:p>0.046596</text:p>
              </table:table-cell>
              <table:table-cell office:value-type="float" office:value="0.007278">
                <text:p>0.0072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7">
                <text:p>697</text:p>
              </table:table-cell>
              <table:table-cell office:value-type="float" office:value="0.041901">
                <text:p>0.041901</text:p>
              </table:table-cell>
              <table:table-cell office:value-type="float" office:value="0.007441">
                <text:p>0.0074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91">
                <text:p>691</text:p>
              </table:table-cell>
              <table:table-cell office:value-type="float" office:value="0.052034">
                <text:p>0.052034</text:p>
              </table:table-cell>
              <table:table-cell office:value-type="float" office:value="0.009545">
                <text:p>0.0095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4">
                <text:p>684</text:p>
              </table:table-cell>
              <table:table-cell office:value-type="float" office:value="0.070684">
                <text:p>0.070684</text:p>
              </table:table-cell>
              <table:table-cell office:value-type="float" office:value="0.010087">
                <text:p>0.0100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